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9c40b" officeooo:paragraph-rsid="0029c40b"/>
    </style:style>
    <style:style style:name="P21" style:family="paragraph" style:parent-style-name="Text_20_body">
      <style:text-properties officeooo:rsid="002a35c5" officeooo:paragraph-rsid="002a35c5"/>
    </style:style>
    <style:style style:name="P22" style:family="paragraph" style:parent-style-name="Text_20_body">
      <style:text-properties officeooo:rsid="0020c8c7" officeooo:paragraph-rsid="002bc87e"/>
    </style:style>
    <style:style style:name="P23" style:family="paragraph" style:parent-style-name="Text_20_body">
      <style:text-properties officeooo:rsid="002bc87e" officeooo:paragraph-rsid="002bc87e"/>
    </style:style>
    <style:style style:name="P24" style:family="paragraph" style:parent-style-name="Text_20_body">
      <style:text-properties officeooo:rsid="003054da" officeooo:paragraph-rsid="003054da"/>
    </style:style>
    <style:style style:name="P25" style:family="paragraph" style:parent-style-name="Text_20_body">
      <style:text-properties officeooo:rsid="00324ea1" officeooo:paragraph-rsid="00324ea1"/>
    </style:style>
    <style:style style:name="P26" style:family="paragraph" style:parent-style-name="Text_20_body">
      <style:text-properties officeooo:rsid="0032b942" officeooo:paragraph-rsid="0032b942"/>
    </style:style>
    <style:style style:name="P27" style:family="paragraph" style:parent-style-name="Text_20_body">
      <style:text-properties officeooo:rsid="0034127a" officeooo:paragraph-rsid="0034127a"/>
    </style:style>
    <style:style style:name="P28" style:family="paragraph" style:parent-style-name="Preformatted_20_Text">
      <style:text-properties officeooo:rsid="000db16c" officeooo:paragraph-rsid="000db16c"/>
    </style:style>
    <style:style style:name="P29" style:family="paragraph" style:parent-style-name="Preformatted_20_Text">
      <style:text-properties officeooo:rsid="000db16c" officeooo:paragraph-rsid="002884c0"/>
    </style:style>
    <style:style style:name="P30" style:family="paragraph" style:parent-style-name="Preformatted_20_Text">
      <style:text-properties officeooo:paragraph-rsid="000db16c"/>
    </style:style>
    <style:style style:name="P31" style:family="paragraph" style:parent-style-name="Text_20_body">
      <style:paragraph-properties fo:margin-left="0.4925in" fo:margin-right="0in" fo:text-indent="0in" style:auto-text-indent="false"/>
      <style:text-properties officeooo:rsid="0024ea54" officeooo:paragraph-rsid="0024ea54"/>
    </style:style>
    <style:style style:name="P32" style:family="paragraph" style:parent-style-name="Text_20_body">
      <style:paragraph-properties fo:margin-left="0.4925in" fo:margin-right="0in" fo:text-indent="0in" style:auto-text-indent="false"/>
      <style:text-properties officeooo:rsid="0024ea54" officeooo:paragraph-rsid="00251c5c"/>
    </style:style>
    <style:style style:name="P33" style:family="paragraph" style:parent-style-name="Text_20_body">
      <style:paragraph-properties fo:margin-left="0.4925in" fo:margin-right="0in" fo:text-indent="0in" style:auto-text-indent="false"/>
      <style:text-properties officeooo:rsid="0024ea54" officeooo:paragraph-rsid="00278a62"/>
    </style:style>
    <style:style style:name="P34" style:family="paragraph" style:parent-style-name="Text_20_body">
      <style:paragraph-properties fo:margin-left="0.4925in" fo:margin-right="0in" fo:text-indent="0in" style:auto-text-indent="false"/>
      <style:text-properties officeooo:rsid="00278a62" officeooo:paragraph-rsid="00278a62"/>
    </style:style>
    <style:style style:name="P35" style:family="paragraph" style:parent-style-name="Text_20_body">
      <style:paragraph-properties fo:margin-left="0.4925in" fo:margin-right="0in" fo:text-indent="0in" style:auto-text-indent="false"/>
      <style:text-properties officeooo:rsid="003671bc" officeooo:paragraph-rsid="003671bc"/>
    </style:style>
    <style:style style:name="P36" style:family="paragraph" style:parent-style-name="Text_20_body">
      <style:paragraph-properties fo:margin-left="0.4925in" fo:margin-right="0in" fo:text-indent="0in" style:auto-text-indent="false"/>
      <style:text-properties officeooo:rsid="002edaab" officeooo:paragraph-rsid="003671bc"/>
    </style:style>
    <style:style style:name="P37" style:family="paragraph" style:parent-style-name="Text_20_body">
      <style:paragraph-properties fo:margin-left="0in" fo:margin-right="0in" fo:text-indent="0in" style:auto-text-indent="false"/>
      <style:text-properties officeooo:rsid="00251c5c" officeooo:paragraph-rsid="0026c24c"/>
    </style:style>
    <style:style style:name="P38" style:family="paragraph" style:parent-style-name="Text_20_body">
      <style:paragraph-properties fo:margin-left="0in" fo:margin-right="0in" fo:text-indent="0in" style:auto-text-indent="false"/>
      <style:text-properties officeooo:rsid="0026c24c" officeooo:paragraph-rsid="0026c24c"/>
    </style:style>
    <style:style style:name="P39" style:family="paragraph" style:parent-style-name="Text_20_body">
      <style:paragraph-properties fo:margin-left="0in" fo:margin-right="0in" fo:text-indent="0in" style:auto-text-indent="false"/>
      <style:text-properties officeooo:rsid="00278a62" officeooo:paragraph-rsid="00278a62"/>
    </style:style>
    <style:style style:name="P40" style:family="paragraph" style:parent-style-name="Text_20_body" style:list-style-name="L1">
      <style:text-properties officeooo:rsid="00227ca5" officeooo:paragraph-rsid="00227ca5"/>
    </style:style>
    <style:style style:name="P41" style:family="paragraph" style:parent-style-name="Text_20_body" style:list-style-name="L2">
      <style:text-properties officeooo:rsid="002884c0" officeooo:paragraph-rsid="002884c0"/>
    </style:style>
    <style:style style:name="P42" style:family="paragraph" style:parent-style-name="Text_20_body">
      <style:text-properties officeooo:paragraph-rsid="003bef76"/>
    </style:style>
    <style:style style:name="P43" style:family="paragraph" style:parent-style-name="Heading_20_1">
      <style:text-properties officeooo:paragraph-rsid="0024ea54"/>
    </style:style>
    <style:style style:name="P44" style:family="paragraph" style:parent-style-name="Heading_20_1">
      <style:text-properties officeooo:rsid="0024ea54" officeooo:paragraph-rsid="0015f1e9"/>
    </style:style>
    <style:style style:name="P45" style:family="paragraph" style:parent-style-name="Heading_20_1">
      <style:text-properties officeooo:rsid="003054da" officeooo:paragraph-rsid="003054da"/>
    </style:style>
    <style:style style:name="P46" style:family="paragraph" style:parent-style-name="Heading_20_1">
      <style:text-properties officeooo:paragraph-rsid="002884c0"/>
    </style:style>
    <style:style style:name="P47" style:family="paragraph" style:parent-style-name="Heading_20_1">
      <style:text-properties officeooo:rsid="002884c0" officeooo:paragraph-rsid="002a35c5"/>
    </style:style>
    <style:style style:name="P48" style:family="paragraph" style:parent-style-name="Contents_20_1">
      <style:paragraph-properties>
        <style:tab-stops>
          <style:tab-stop style:position="6.2126in" style:type="right" style:leader-style="dotted" style:leader-text="."/>
        </style:tab-stops>
      </style:paragraph-properties>
    </style:style>
    <style:style style:name="P49" style:family="paragraph" style:parent-style-name="Heading_20_3">
      <style:text-properties officeooo:paragraph-rsid="00147352"/>
    </style:style>
    <style:style style:name="P50" style:family="paragraph" style:parent-style-name="Heading_20_3">
      <style:text-properties officeooo:rsid="0026c24c" officeooo:paragraph-rsid="0026c24c"/>
    </style:style>
    <style:style style:name="P51" style:family="paragraph" style:parent-style-name="Heading_20_3">
      <style:text-properties officeooo:paragraph-rsid="001f88f3"/>
    </style:style>
    <style:style style:name="P52" style:family="paragraph" style:parent-style-name="Heading_20_3">
      <style:text-properties officeooo:paragraph-rsid="0020a3cd"/>
    </style:style>
    <style:style style:name="P53" style:family="paragraph" style:parent-style-name="Heading_20_3">
      <style:text-properties officeooo:rsid="0015f1e9" officeooo:paragraph-rsid="00227ca5"/>
    </style:style>
    <style:style style:name="P54" style:family="paragraph" style:parent-style-name="Heading_20_3">
      <style:text-properties officeooo:rsid="0015f1e9" officeooo:paragraph-rsid="0015f1e9"/>
    </style:style>
    <style:style style:name="P55" style:family="paragraph" style:parent-style-name="Heading_20_3">
      <style:text-properties officeooo:rsid="0015f1e9" officeooo:paragraph-rsid="0039a4fa"/>
    </style:style>
    <style:style style:name="P56" style:family="paragraph" style:parent-style-name="Heading_20_3">
      <style:text-properties officeooo:paragraph-rsid="0015f1e9"/>
    </style:style>
    <style:style style:name="P57" style:family="paragraph" style:parent-style-name="Heading_20_3">
      <style:text-properties officeooo:paragraph-rsid="001b6a1e"/>
    </style:style>
    <style:style style:name="P58" style:family="paragraph" style:parent-style-name="Heading_20_3">
      <style:text-properties officeooo:paragraph-rsid="001ea471"/>
    </style:style>
    <style:style style:name="P59" style:family="paragraph" style:parent-style-name="Heading_20_3">
      <style:text-properties officeooo:paragraph-rsid="0020c8c7"/>
    </style:style>
    <style:style style:name="P60" style:family="paragraph" style:parent-style-name="Heading_20_3">
      <style:text-properties officeooo:rsid="002bc87e" officeooo:paragraph-rsid="002bc87e"/>
    </style:style>
    <style:style style:name="P61" style:family="paragraph" style:parent-style-name="Heading_20_3">
      <style:text-properties officeooo:rsid="002b6059" officeooo:paragraph-rsid="002bc87e"/>
    </style:style>
    <style:style style:name="P62" style:family="paragraph" style:parent-style-name="Heading_20_3">
      <style:text-properties officeooo:rsid="0020c8c7" officeooo:paragraph-rsid="002bc87e"/>
    </style:style>
    <style:style style:name="P63" style:family="paragraph" style:parent-style-name="Heading_20_3">
      <style:text-properties officeooo:paragraph-rsid="003bef76"/>
    </style:style>
    <style:style style:name="P64" style:family="paragraph" style:parent-style-name="Contents_20_3">
      <style:paragraph-properties>
        <style:tab-stops>
          <style:tab-stop style:position="5.8193in" style:type="right" style:leader-style="dotted" style:leader-text="."/>
        </style:tab-stops>
      </style:paragraph-properties>
    </style:style>
    <style:style style:name="P65" style:family="paragraph" style:parent-style-name="Contents_20_2">
      <style:paragraph-properties>
        <style:tab-stops>
          <style:tab-stop style:position="6.0161in" style:type="right" style:leader-style="dotted" style:leader-text="."/>
        </style:tab-stops>
      </style:paragraph-properties>
    </style:style>
    <style:style style:name="P66" style:family="paragraph" style:parent-style-name="Heading_20_2">
      <style:text-properties officeooo:rsid="003054da" officeooo:paragraph-rsid="003054da"/>
    </style:style>
    <style:style style:name="P67" style:family="paragraph" style:parent-style-name="Heading_20_2">
      <style:text-properties officeooo:rsid="00324ea1" officeooo:paragraph-rsid="00324ea1"/>
    </style:style>
    <style:style style:name="P68"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Title"><text:tab/>R65 System Software</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736_1282248675" text:style-name="Index_20_Link" text:visited-style-name="Index_20_Link">R65 CRT Controller:<text:tab/>3</text:a></text:p>
          <text:p text:style-name="P64"><text:a xlink:type="simple" xlink:href="#__RefHeading___Toc738_1282248675" text:style-name="Index_20_Link" text:visited-style-name="Index_20_Link">R65 Input/Output Controller:<text:tab/>3</text:a></text:p>
          <text:p text:style-name="P64"><text:a xlink:type="simple" xlink:href="#__RefHeading___Toc740_1282248675" text:style-name="Index_20_Link" text:visited-style-name="Index_20_Link">R65 Floppy Disk Controller:<text:tab/>3</text:a></text:p>
          <text:p text:style-name="P64"><text:a xlink:type="simple" xlink:href="#__RefHeading___Toc742_1282248675" text:style-name="Index_20_Link" text:visited-style-name="Index_20_Link">The R65 System Monitor:<text:tab/>3</text:a></text:p>
          <text:p text:style-name="P48"><text:a xlink:type="simple" xlink:href="#__RefHeading___Toc105_1190721295" text:style-name="Index_20_Link" text:visited-style-name="Index_20_Link">1. STOP, QUIT and SHUTDOWN<text:tab/>3</text:a></text:p>
          <text:p text:style-name="P48"><text:a xlink:type="simple" xlink:href="#__RefHeading___Toc1046_1077742712" text:style-name="Index_20_Link" text:visited-style-name="Index_20_Link">3. Installation<text:tab/>4</text:a></text:p>
          <text:p text:style-name="P64"><text:a xlink:type="simple" xlink:href="#__RefHeading___Toc1048_1077742712" text:style-name="Index_20_Link" text:visited-style-name="Index_20_Link">Adding additional disks<text:tab/>4</text:a></text:p>
          <text:p text:style-name="P64"><text:a xlink:type="simple" xlink:href="#__RefHeading___Toc1050_1077742712" text:style-name="Index_20_Link" text:visited-style-name="Index_20_Link">Upgrading the R65 Emulator<text:tab/>5</text:a></text:p>
          <text:p text:style-name="P48"><text:a xlink:type="simple" xlink:href="#__RefHeading___Toc107_1190721295" text:style-name="Index_20_Link" text:visited-style-name="Index_20_Link">3. Monitor Commands<text:tab/>5</text:a></text:p>
          <text:p text:style-name="P64"><text:a xlink:type="simple" xlink:href="#__RefHeading___Toc744_1282248675" text:style-name="Index_20_Link" text:visited-style-name="Index_20_Link">CLRB exp1<text:tab/>6</text:a></text:p>
          <text:p text:style-name="P64"><text:a xlink:type="simple" xlink:href="#__RefHeading___Toc984_1077742712" text:style-name="Index_20_Link" text:visited-style-name="Index_20_Link">COPY filnam[.cy],from_drive,to_drive<text:tab/>6</text:a></text:p>
          <text:p text:style-name="P64"><text:a xlink:type="simple" xlink:href="#__RefHeading___Toc1019_1077742712" text:style-name="Index_20_Link" text:visited-style-name="Index_20_Link">DATE<text:tab/>6</text:a></text:p>
          <text:p text:style-name="P64"><text:a xlink:type="simple" xlink:href="#__RefHeading___Toc986_1077742712" text:style-name="Index_20_Link" text:visited-style-name="Index_20_Link">DELETE filnam[.cy][,drive]<text:tab/>6</text:a></text:p>
          <text:p text:style-name="P64"><text:a xlink:type="simple" xlink:href="#__RefHeading___Toc988_1077742712" text:style-name="Index_20_Link" text:visited-style-name="Index_20_Link">DFORMAT diskname,drive<text:tab/>6</text:a></text:p>
          <text:p text:style-name="P64"><text:a xlink:type="simple" xlink:href="#__RefHeading___Toc750_1282248675" text:style-name="Index_20_Link" text:visited-style-name="Index_20_Link">DIR drive<text:tab/>6</text:a></text:p>
          <text:p text:style-name="P64"><text:a xlink:type="simple" xlink:href="#__RefHeading___Toc752_1282248675" text:style-name="Index_20_Link" text:visited-style-name="Index_20_Link">DIS [exp1][,exp2]<text:tab/>6</text:a></text:p>
          <text:p text:style-name="P64"><text:a xlink:type="simple" xlink:href="#__RefHeading___Toc990_1077742712" text:style-name="Index_20_Link" text:visited-style-name="Index_20_Link">EDIT filnam[.cy][,drive]<text:tab/>6</text:a></text:p>
          <text:p text:style-name="P64"><text:a xlink:type="simple" xlink:href="#__RefHeading___Toc992_1077742712" text:style-name="Index_20_Link" text:visited-style-name="Index_20_Link">EXPORT filnam[.cy][,drive]<text:tab/>6</text:a></text:p>
          <text:p text:style-name="P64"><text:a xlink:type="simple" xlink:href="#__RefHeading___Toc994_1077742712" text:style-name="Index_20_Link" text:visited-style-name="Index_20_Link">FDIR [drive]<text:tab/>7</text:a></text:p>
          <text:p text:style-name="P64"><text:a xlink:type="simple" xlink:href="#__RefHeading___Toc996_1077742712" text:style-name="Index_20_Link" text:visited-style-name="Index_20_Link">FLOPPY disknam[,drive]<text:tab/>7</text:a></text:p>
          <text:p text:style-name="P64"><text:a xlink:type="simple" xlink:href="#__RefHeading___Toc754_1282248675" text:style-name="Index_20_Link" text:visited-style-name="Index_20_Link">GO [exp1][,register definitions]<text:tab/>7</text:a></text:p>
          <text:p text:style-name="P64"><text:a xlink:type="simple" xlink:href="#__RefHeading___Toc756_1282248675" text:style-name="Index_20_Link" text:visited-style-name="Index_20_Link">GSB [exp1][,register definitions]<text:tab/>7</text:a></text:p>
          <text:p text:style-name="P64"><text:a xlink:type="simple" xlink:href="#__RefHeading___Toc998_1077742712" text:style-name="Index_20_Link" text:visited-style-name="Index_20_Link">IMPORT filnam[,drive]<text:tab/>7</text:a></text:p>
          <text:p text:style-name="P64"><text:a xlink:type="simple" xlink:href="#__RefHeading___Toc758_1282248675" text:style-name="Index_20_Link" text:visited-style-name="Index_20_Link">LOAD filnam[.cy][,drive][,exp1]<text:tab/>7</text:a></text:p>
          <text:p text:style-name="P64"><text:a xlink:type="simple" xlink:href="#__RefHeading___Toc1000_1077742712" text:style-name="Index_20_Link" text:visited-style-name="Index_20_Link">NEW filnam[.cy][,drive]<text:tab/>7</text:a></text:p>
          <text:p text:style-name="P64"><text:a xlink:type="simple" xlink:href="#__RefHeading___Toc1002_1077742712" text:style-name="Index_20_Link" text:visited-style-name="Index_20_Link">PACK [drive]<text:tab/>7</text:a></text:p>
          <text:p text:style-name="P64"><text:a xlink:type="simple" xlink:href="#__RefHeading___Toc1004_1077742712" text:style-name="Index_20_Link" text:visited-style-name="Index_20_Link">PROTECT filnam[.cy][,drive]<text:tab/>7</text:a></text:p>
          <text:p text:style-name="P64"><text:a xlink:type="simple" xlink:href="#__RefHeading___Toc760_1282248675" text:style-name="Index_20_Link" text:visited-style-name="Index_20_Link">PRTB<text:tab/>8</text:a></text:p>
          <text:p text:style-name="P64"><text:a xlink:type="simple" xlink:href="#__RefHeading___Toc762_1282248675" text:style-name="Index_20_Link" text:visited-style-name="Index_20_Link">REG [register definitions]<text:tab/>8</text:a></text:p>
          <text:p text:style-name="P64"><text:a xlink:type="simple" xlink:href="#__RefHeading___Toc1006_1077742712" text:style-name="Index_20_Link" text:visited-style-name="Index_20_Link">RENAME filnam[.cy][,drive]<text:tab/>8</text:a></text:p>
          <text:p text:style-name="P64"><text:a xlink:type="simple" xlink:href="#__RefHeading___Toc1008_1077742712" text:style-name="Index_20_Link" text:visited-style-name="Index_20_Link">REVIVE entry number[, drive]<text:tab/>8</text:a></text:p>
          <text:p text:style-name="P64"><text:a xlink:type="simple" xlink:href="#__RefHeading___Toc764_1282248675" text:style-name="Index_20_Link" text:visited-style-name="Index_20_Link">RESETB<text:tab/>8</text:a></text:p>
          <text:p text:style-name="P64"><text:a xlink:type="simple" xlink:href="#__RefHeading___Toc766_1282248675" text:style-name="Index_20_Link" text:visited-style-name="Index_20_Link">RUN filnam[.cy][,drive],[,exps1]<text:tab/>8</text:a></text:p>
          <text:p text:style-name="P64"><text:a xlink:type="simple" xlink:href="#__RefHeading___Toc1010_1077742712" text:style-name="Index_20_Link" text:visited-style-name="Index_20_Link">SAVE [drive]<text:tab/>8</text:a></text:p>
          <text:p text:style-name="P64"><text:a xlink:type="simple" xlink:href="#__RefHeading___Toc768_1282248675" text:style-name="Index_20_Link" text:visited-style-name="Index_20_Link">SETB exp1<text:tab/>8</text:a></text:p>
          <text:p text:style-name="P64"><text:a xlink:type="simple" xlink:href="#__RefHeading___Toc770_1282248675" text:style-name="Index_20_Link" text:visited-style-name="Index_20_Link">STEP [exp1]<text:tab/>8</text:a></text:p>
          <text:p text:style-name="P64"><text:a xlink:type="simple" xlink:href="#__RefHeading___Toc772_1282248675" text:style-name="Index_20_Link" text:visited-style-name="Index_20_Link">STORE filnam[.cy],[drive],exp1-exp2,[P]S[,exp3]<text:tab/>8</text:a></text:p>
          <text:p text:style-name="P64"><text:a xlink:type="simple" xlink:href="#__RefHeading___Toc1012_1077742712" text:style-name="Index_20_Link" text:visited-style-name="Index_20_Link">SWAP [dive]<text:tab/>8</text:a></text:p>
          <text:p text:style-name="P64"><text:a xlink:type="simple" xlink:href="#__RefHeading___Toc774_1282248675" text:style-name="Index_20_Link" text:visited-style-name="Index_20_Link">TRACE [exp1,exp2]<text:tab/>9</text:a></text:p>
          <text:p text:style-name="P64"><text:a xlink:type="simple" xlink:href="#__RefHeading___Toc1014_1077742712" text:style-name="Index_20_Link" text:visited-style-name="Index_20_Link">VOLUME [drive]<text:tab/>9</text:a></text:p>
          <text:p text:style-name="P64"><text:a xlink:type="simple" xlink:href="#__RefHeading___Toc776_1282248675" text:style-name="Index_20_Link" text:visited-style-name="Index_20_Link">/exp1<text:tab/>9</text:a></text:p>
          <text:p text:style-name="P48"><text:soft-page-break/><text:a xlink:type="simple" xlink:href="#__RefHeading___Toc864_1939179428" text:style-name="Index_20_Link" text:visited-style-name="Index_20_Link">4. PASCAL commands<text:tab/>9</text:a></text:p>
          <text:p text:style-name="P64"><text:a xlink:type="simple" xlink:href="#__RefHeading___Toc1028_1077742712" text:style-name="Index_20_Link" text:visited-style-name="Index_20_Link">CLEAN drive<text:tab/>9</text:a></text:p>
          <text:p text:style-name="P64"><text:a xlink:type="simple" xlink:href="#__RefHeading___Toc866_1939179428" text:style-name="Index_20_Link" text:visited-style-name="Index_20_Link">COMPILE filnam[.cy][,drive] [options]<text:tab/>10</text:a></text:p>
          <text:p text:style-name="P64"><text:a xlink:type="simple" xlink:href="#__RefHeading___Toc868_1939179428" text:style-name="Index_20_Link" text:visited-style-name="Index_20_Link">COMPILE 1 filnam[.cy][,drive] [options]<text:tab/>10</text:a></text:p>
          <text:p text:style-name="P64"><text:a xlink:type="simple" xlink:href="#__RefHeading___Toc870_1939179428" text:style-name="Index_20_Link" text:visited-style-name="Index_20_Link">COMPILE 2 filnam[.cy][,drive]<text:tab/>10</text:a></text:p>
          <text:p text:style-name="P64"><text:a xlink:type="simple" xlink:href="#__RefHeading___Toc1538_1975511988" text:style-name="Index_20_Link" text:visited-style-name="Index_20_Link">COPY filnam[.cy][,drive]<text:tab/>10</text:a></text:p>
          <text:p text:style-name="P64"><text:a xlink:type="simple" xlink:href="#__RefHeading___Toc1030_1077742712" text:style-name="Index_20_Link" text:visited-style-name="Index_20_Link">DELETE filnam[.cy][,drive]<text:tab/>10</text:a></text:p>
          <text:p text:style-name="P64"><text:a xlink:type="simple" xlink:href="#__RefHeading___Toc946_1168667890" text:style-name="Index_20_Link" text:visited-style-name="Index_20_Link">DIR drive<text:tab/>10</text:a></text:p>
          <text:p text:style-name="P64"><text:a xlink:type="simple" xlink:href="#__RefHeading___Toc1016_1077742712" text:style-name="Index_20_Link" text:visited-style-name="Index_20_Link">EDIT filnam[.cy][,drive]<text:tab/>10</text:a></text:p>
          <text:p text:style-name="P64"><text:a xlink:type="simple" xlink:href="#__RefHeading___Toc1555_1981054604" text:style-name="Index_20_Link" text:visited-style-name="Index_20_Link">FLOPPY fname[,drive]<text:tab/>11</text:a></text:p>
          <text:p text:style-name="P64"><text:a xlink:type="simple" xlink:href="#__RefHeading___Toc1032_1077742712" text:style-name="Index_20_Link" text:visited-style-name="Index_20_Link">NEW filnam[.cy][,drive]<text:tab/>11</text:a></text:p>
          <text:p text:style-name="P64"><text:a xlink:type="simple" xlink:href="#__RefHeading___Toc1034_1077742712" text:style-name="Index_20_Link" text:visited-style-name="Index_20_Link">PACK [drive]<text:tab/>11</text:a></text:p>
          <text:p text:style-name="P64"><text:a xlink:type="simple" xlink:href="#__RefHeading___Toc872_1939179428" text:style-name="Index_20_Link" text:visited-style-name="Index_20_Link">SHOW filnam[.cy][,drive] [start]<text:tab/>11</text:a></text:p>
          <text:p text:style-name="P48"><text:a xlink:type="simple" xlink:href="#__RefHeading___Toc1255_1864555970" text:style-name="Index_20_Link" text:visited-style-name="Index_20_Link">5. Pascal games<text:tab/>11</text:a></text:p>
          <text:p text:style-name="P64"><text:a xlink:type="simple" xlink:href="#__RefHeading___Toc1257_1864555970" text:style-name="Index_20_Link" text:visited-style-name="Index_20_Link">ALIEN<text:tab/>11</text:a></text:p>
          <text:p text:style-name="P64"><text:a xlink:type="simple" xlink:href="#__RefHeading___Toc1259_1864555970" text:style-name="Index_20_Link" text:visited-style-name="Index_20_Link">PONG<text:tab/>11</text:a></text:p>
          <text:p text:style-name="P64"><text:a xlink:type="simple" xlink:href="#__RefHeading___Toc1036_1077742712" text:style-name="Index_20_Link" text:visited-style-name="Index_20_Link">REVERSI<text:tab/>11</text:a></text:p>
          <text:p text:style-name="P48"><text:a xlink:type="simple" xlink:href="#__RefHeading___Toc1276_1474247570" text:style-name="Index_20_Link" text:visited-style-name="Index_20_Link">6. R65 Graphic Basic<text:tab/>12</text:a></text:p>
          <text:p text:style-name="P65"><text:a xlink:type="simple" xlink:href="#__RefHeading___Toc1278_1474247570" text:style-name="Index_20_Link" text:visited-style-name="Index_20_Link">CLOSE [D1]<text:tab/>12</text:a></text:p>
          <text:p text:style-name="P65"><text:a xlink:type="simple" xlink:href="#__RefHeading___Toc1280_1474247570" text:style-name="Index_20_Link" text:visited-style-name="Index_20_Link">DIR [D]<text:tab/>12</text:a></text:p>
          <text:p text:style-name="P65"><text:a xlink:type="simple" xlink:href="#__RefHeading___Toc1282_1474247570" text:style-name="Index_20_Link" text:visited-style-name="Index_20_Link">FILES<text:tab/>12</text:a></text:p>
          <text:p text:style-name="P65"><text:a xlink:type="simple" xlink:href="#__RefHeading___Toc1284_1474247570" text:style-name="Index_20_Link" text:visited-style-name="Index_20_Link">GET [#D1;] V1 [,V2….]<text:tab/>12</text:a></text:p>
          <text:p text:style-name="P65"><text:a xlink:type="simple" xlink:href="#__RefHeading___Toc1286_1474247570" text:style-name="Index_20_Link" text:visited-style-name="Index_20_Link">INPUT [#D1] V1 [,V2…]<text:tab/>12</text:a></text:p>
          <text:p text:style-name="P65"><text:a xlink:type="simple" xlink:href="#__RefHeading___Toc1288_1474247570" text:style-name="Index_20_Link" text:visited-style-name="Index_20_Link">LOAD S1[.D1] [,D2}<text:tab/>12</text:a></text:p>
          <text:p text:style-name="P65"><text:a xlink:type="simple" xlink:href="#__RefHeading___Toc1290_1474247570" text:style-name="Index_20_Link" text:visited-style-name="Index_20_Link">LOAD #D1;<text:tab/>12</text:a></text:p>
          <text:p text:style-name="P65"><text:a xlink:type="simple" xlink:href="#__RefHeading___Toc1292_1474247570" text:style-name="Index_20_Link" text:visited-style-name="Index_20_Link">MOVE N1,N2<text:tab/>13</text:a></text:p>
          <text:p text:style-name="P65"><text:a xlink:type="simple" xlink:href="#__RefHeading___Toc1294_1474247570" text:style-name="Index_20_Link" text:visited-style-name="Index_20_Link">OPEN D1,S1[.D2][,D3,[D4]]<text:tab/>13</text:a></text:p>
          <text:p text:style-name="P65"><text:a xlink:type="simple" xlink:href="#__RefHeading___Toc1296_1474247570" text:style-name="Index_20_Link" text:visited-style-name="Index_20_Link">PLOT N1,N2[,D1]<text:tab/>13</text:a></text:p>
          <text:p text:style-name="P65"><text:a xlink:type="simple" xlink:href="#__RefHeading___Toc1298_1474247570" text:style-name="Index_20_Link" text:visited-style-name="Index_20_Link">PLOT NEW<text:tab/>13</text:a></text:p>
          <text:p text:style-name="P65"><text:a xlink:type="simple" xlink:href="#__RefHeading___Toc1300_1474247570" text:style-name="Index_20_Link" text:visited-style-name="Index_20_Link">PLOT CLR<text:tab/>13</text:a></text:p>
          <text:p text:style-name="P65"><text:a xlink:type="simple" xlink:href="#__RefHeading___Toc1302_1474247570" text:style-name="Index_20_Link" text:visited-style-name="Index_20_Link">PLOT STOP<text:tab/>13</text:a></text:p>
          <text:p text:style-name="P65"><text:a xlink:type="simple" xlink:href="#__RefHeading___Toc1304_1474247570" text:style-name="Index_20_Link" text:visited-style-name="Index_20_Link">PLOT CONT<text:tab/>13</text:a></text:p>
          <text:p text:style-name="P65"><text:a xlink:type="simple" xlink:href="#__RefHeading___Toc1306_1474247570" text:style-name="Index_20_Link" text:visited-style-name="Index_20_Link">PLOT END<text:tab/>13</text:a></text:p>
          <text:p text:style-name="P65"><text:a xlink:type="simple" xlink:href="#__RefHeading___Toc1308_1474247570" text:style-name="Index_20_Link" text:visited-style-name="Index_20_Link">PRINT [D1;] ….<text:tab/>13</text:a></text:p>
          <text:p text:style-name="P65"><text:a xlink:type="simple" xlink:href="#__RefHeading___Toc1310_1474247570" text:style-name="Index_20_Link" text:visited-style-name="Index_20_Link">STORE S1[.D1] [,D2]<text:tab/>14</text:a></text:p>
          <text:p text:style-name="P65"><text:a xlink:type="simple" xlink:href="#__RefHeading___Toc1312_1474247570" text:style-name="Index_20_Link" text:visited-style-name="Index_20_Link">SYS N1<text:tab/>14</text:a></text:p>
          <text:p text:style-name="P65"><text:a xlink:type="simple" xlink:href="#__RefHeading___Toc1314_1474247570" text:style-name="Index_20_Link" text:visited-style-name="Index_20_Link">WAIT N1<text:tab/>14</text:a></text:p>
          <text:p text:style-name="P48"><text:a xlink:type="simple" xlink:href="#__RefHeading___Toc111_1190721295" text:style-name="Index_20_Link" text:visited-style-name="Index_20_Link">7. Floppy disk drives (tapes are not emulated)<text:tab/>14</text:a></text:p>
          <text:p text:style-name="P48"><text:a xlink:type="simple" xlink:href="#__RefHeading___Toc808_1282248675" text:style-name="Index_20_Link" text:visited-style-name="Index_20_Link">8. File Types<text:tab/>14</text:a></text:p>
          <text:p text:style-name="P48"><text:a xlink:type="simple" xlink:href="#__RefHeading___Toc810_1282248675" text:style-name="Index_20_Link" text:visited-style-name="Index_20_Link">9. Error Codes<text:tab/>15</text:a></text:p>
          <text:p text:style-name="P64"><text:a xlink:type="simple" xlink:href="#__RefHeading___Toc824_1282248675" text:style-name="Index_20_Link" text:visited-style-name="Index_20_Link">System error codes<text:tab/>15</text:a></text:p>
          <text:p text:style-name="P64"><text:a xlink:type="simple" xlink:href="#__RefHeading___Toc826_1282248675" text:style-name="Index_20_Link" text:visited-style-name="Index_20_Link">ASSEMBLER error codes<text:tab/>16</text:a></text:p>
          <text:p text:style-name="P64"><text:a xlink:type="simple" xlink:href="#__RefHeading___Toc828_1282248675" text:style-name="Index_20_Link" text:visited-style-name="Index_20_Link">EXDOS error codes<text:tab/>16</text:a></text:p>
          <text:p text:style-name="P64"><text:a xlink:type="simple" xlink:href="#__RefHeading___Toc830_1282248675" text:style-name="Index_20_Link" text:visited-style-name="Index_20_Link">PASCAL error codes<text:tab/>17</text:a></text:p>
          <text:p text:style-name="P48"><text:a xlink:type="simple" xlink:href="#__RefHeading___Toc113_1190721295" text:style-name="Index_20_Link" text:visited-style-name="Index_20_Link">10. R65 Control keys<text:tab/>17</text:a></text:p>
          <text:p text:style-name="P64"><text:a xlink:type="simple" xlink:href="#__RefHeading___Toc812_1282248675" text:style-name="Index_20_Link" text:visited-style-name="Index_20_Link">Video control functions<text:tab/>17</text:a></text:p>
          <text:p text:style-name="P64"><text:a xlink:type="simple" xlink:href="#__RefHeading___Toc814_1282248675" text:style-name="Index_20_Link" text:visited-style-name="Index_20_Link">Other control functions<text:tab/>18</text:a></text:p>
          <text:p text:style-name="P48"><text:a xlink:type="simple" xlink:href="#__RefHeading___Toc1159_1077742712" text:style-name="Index_20_Link" text:visited-style-name="Index_20_Link">11. “Burning” new PROMS/EPROMS<text:tab/>19</text:a></text:p>
          <text:p text:style-name="P48"><text:a xlink:type="simple" xlink:href="#__RefHeading___Toc1161_1077742712" text:style-name="Index_20_Link" text:visited-style-name="Index_20_Link">12. The usual disclamer<text:tab/>19</text:a></text:p>
        </text:index-body>
      </text:table-of-content>
      <text:p text:style-name="P28"><text:soft-page-break/></text:p>
      <text:p text:style-name="P3">This manual describes the system software for the R65 computer system. The system software consists of 4 separate modules, which are stored in EPROM.</text:p>
      <text:p text:style-name="P3"/>
      <text:h text:style-name="P49"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49"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49"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49"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text:soft-page-break/>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43"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31">cd</text:p>
      <text:p text:style-name="P31">git clone --depth 1 git://github.com/rricharz/R65</text:p>
      <text:p text:style-name="P31">cd R65</text:p>
      <text:p text:style-name="P31">cp R65-Emulator.desktop ~/desktop</text:p>
      <text:p text:style-name="P35">cd R65-Emulator</text:p>
      <text:p text:style-name="P36">mkdir Files</text:p>
      <text:p text:style-name="P31">cd Disks</text:p>
      <text:p text:style-name="P31">cp <text:span text:style-name="T12">EMPTY.disk WORK.disk</text:span></text:p>
      <text:p text:style-name="P17">Now you should be able to start the R65 emulator using the R65 Emulator icon on the desktop. Read chapter 5 Floppy Disk Drives before proceeding.</text:p>
      <text:p text:style-name="P17">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50"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32">cd</text:p>
      <text:p text:style-name="P32">cd R65</text:p>
      <text:p text:style-name="P32">cd R65-Emulator/Disks</text:p>
      <text:p text:style-name="P32">cp <text:span text:style-name="T12">EMPTY.disk MYNAME.disk</text:span></text:p>
      <text:p text:style-name="P37"><text:soft-page-break/>Then, restart R65-Emulator using the <text:span text:style-name="T13">Desktop icon.</text:span></text:p>
      <text:p text:style-name="P38">Type FLOPPY MYNAME,1 to ensure that the MYNAME disk is in drive 1.</text:p>
      <text:p text:style-name="P37">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50" text:outline-level="3"><text:bookmark-start text:name="__RefHeading___Toc1050_1077742712"/>Upgrading the R65 Emulator<text:bookmark-end text:name="__RefHeading___Toc1050_1077742712"/></text:h>
      <text:p text:style-name="P38">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38">Type</text:p>
      <text:p text:style-name="P33">cd</text:p>
      <text:p text:style-name="P33">cd R65</text:p>
      <text:p text:style-name="P34">git pull</text:p>
      <text:p text:style-name="P39">The git pull file will give an error message, if any file which will be upgraded has been modified. <text:s/>Type</text:p>
      <text:p text:style-name="P39"><text:tab/>git checkout <text:s/><text:span text:style-name="T19">xxx/xxx</text:span></text:p>
      <text:p text:style-name="P39"><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text:soft-page-break/></text:p>
      <text:h text:style-name="Heading_20_3" text:outline-level="3"><text:bookmark-start text:name="__RefHeading___Toc744_1282248675"/>CLRB exp1<text:bookmark-end text:name="__RefHeading___Toc744_1282248675"/></text:h>
      <text:p text:style-name="Text_20_body">Erase breakpoint at address exp1.</text:p>
      <text:h text:style-name="P51"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52"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51"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51" text:outline-level="3"><text:bookmark-start text:name="__RefHeading___Toc988_1077742712"/>DFORMAT diskname,drive<text:bookmark-end text:name="__RefHeading___Toc988_1077742712"/></text:h>
      <text:p text:style-name="P13">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51"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51" text:outline-level="3"><text:bookmark-start text:name="__RefHeading___Toc992_1077742712"/>EXPORT filnam[.cy][,drive]<text:bookmark-end text:name="__RefHeading___Toc992_1077742712"/></text:h>
      <text:p text:style-name="P13">Export a sequential file to the Linux Files directory</text:p>
      <text:h text:style-name="P52" text:outline-level="3"><text:bookmark-start text:name="__RefHeading___Toc994_1077742712"/><text:soft-page-break/>FDIR [drive]<text:bookmark-end text:name="__RefHeading___Toc994_1077742712"/></text:h>
      <text:p text:style-name="P14">Full disk directory, including deleted files which can be recovered with the revive command. Also shows how many sectors can be recovered with the pack command.</text:p>
      <text:h text:style-name="P52"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52"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52"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52" text:outline-level="3"><text:bookmark-start text:name="__RefHeading___Toc1000_1077742712"/>NEW filnam[.cy][,drive]<text:bookmark-end text:name="__RefHeading___Toc1000_1077742712"/></text:h>
      <text:p text:style-name="P14">Create a new empty sequential file.</text:p>
      <text:h text:style-name="P52"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52"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text:soft-page-break/>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52" text:outline-level="3"><text:bookmark-start text:name="__RefHeading___Toc1006_1077742712"/>RENAME filnam[.cy][,drive]<text:bookmark-end text:name="__RefHeading___Toc1006_1077742712"/></text:h>
      <text:p text:style-name="P14">Rename an existing file. The command asks for the new name and type.</text:p>
      <text:h text:style-name="P52" text:outline-level="3"><text:bookmark-start text:name="__RefHeading___Toc1008_1077742712"/>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52"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52"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ext:soft-page-break/>TRACE [exp1,exp2]<text:bookmark-end text:name="__RefHeading___Toc774_1282248675"/></text:h>
      <text:p text:style-name="Text_20_body">Like STEP, but executes exp2 (default 6) instuctions</text:p>
      <text:h text:style-name="P52"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44"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any commands have drive 1 as the default drive for their argument in order to facilitate Pascal development on the work drive.</text:span></text:p>
      <text:h text:style-name="P53"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3379109296402847272" text:style-name="L1">
        <text:list-item>
          <text:p text:style-name="P40">All files with the type :Q (compiler temporary files)</text:p>
        </text:list-item>
        <text:list-item>
          <text:p text:style-name="P40">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54" text:outline-level="3"><text:bookmark-start text:name="__RefHeading___Toc866_1939179428"/><text:soft-page-break/>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56"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55" text:outline-level="3"><text:bookmark-start text:name="__RefHeading___Toc1538_1975511988"/><text:span text:style-name="T23">COPY</text:span> filnam[.cy][,drive]<text:bookmark-end text:name="__RefHeading___Toc1538_1975511988"/></text:h>
      <text:p text:style-name="P10"><text:span text:style-name="T23">Copy</text:span> a file <text:span text:style-name="T23">file from the specified floppy disk drive to the other one. <text:s/>Copies all types of sequential files and Pascal binary runtime files. Cannot be used for machine language programs. Lenght of sequential files only limited by available floppy disk space.</text:span></text:p>
      <text:h text:style-name="P52"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57"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58"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text:span><text:soft-page-break/><text:span text:style-name="T7">adds :P to filnam, if no other type is given.</text:span></text:p>
      <text:h text:style-name="P63" text:outline-level="3"><text:bookmark-start text:name="__RefHeading___Toc1555_1981054604"/>FLOPPY <text:span text:style-name="T24">fname</text:span>[,drive]<text:bookmark-end text:name="__RefHeading___Toc1555_1981054604"/></text:h>
      <text:p text:style-name="P42">Change the floppy disk in drive (default <text:span text:style-name="T24">1</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52"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59"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54"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Heading_20_1" text:outline-level="1"><text:bookmark-start text:name="__RefHeading___Toc1255_1864555970"/>5. Pascal games<text:bookmark-end text:name="__RefHeading___Toc1255_1864555970"/></text:h>
      <text:h text:style-name="P60" text:outline-level="3"><text:bookmark-start text:name="__RefHeading___Toc1257_1864555970"/>ALIEN<text:bookmark-end text:name="__RefHeading___Toc1257_1864555970"/></text:h>
      <text:p text:style-name="P23">Save the earth from an alien invasion.</text:p>
      <text:h text:style-name="P61" text:outline-level="3"><text:bookmark-start text:name="__RefHeading___Toc1259_1864555970"/>PONG<text:bookmark-end text:name="__RefHeading___Toc1259_1864555970"/></text:h>
      <text:p text:style-name="P22">Play the game of Pong.</text:p>
      <text:h text:style-name="P62"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45" text:outline-level="1"><text:bookmark-start text:name="__RefHeading___Toc1276_1474247570"/><text:soft-page-break/>6. R65 Graphic Basic<text:bookmark-end text:name="__RefHeading___Toc1276_1474247570"/></text:h>
      <text:p text:style-name="P24">The R65 Graphic Basic includes the basic commands found in Basic Interpreters of that time. The following commands have been added in the R65 version or are working slightly different:</text:p>
      <text:h text:style-name="P66" text:outline-level="2"><text:bookmark-start text:name="__RefHeading___Toc1278_1474247570"/>CLOSE [D1]<text:bookmark-end text:name="__RefHeading___Toc1278_1474247570"/></text:h>
      <text:p text:style-name="P24">Close a sequential file (if D1 is given) or all open sequential files</text:p>
      <text:h text:style-name="P66" text:outline-level="2"><text:bookmark-start text:name="__RefHeading___Toc1280_1474247570"/>DIR [D]<text:bookmark-end text:name="__RefHeading___Toc1280_1474247570"/></text:h>
      <text:p text:style-name="P24">Dispay the directory of floppy disk drive D (default 0).</text:p>
      <text:h text:style-name="P66" text:outline-level="2"><text:bookmark-start text:name="__RefHeading___Toc1282_1474247570"/>FILES<text:bookmark-end text:name="__RefHeading___Toc1282_1474247570"/></text:h>
      <text:p text:style-name="P24">Displays information about all currently open sequential files</text:p>
      <text:h text:style-name="P67" text:outline-level="2"><text:bookmark-start text:name="__RefHeading___Toc1284_1474247570"/>GET [#D1;] V1 [,V2….]<text:bookmark-end text:name="__RefHeading___Toc1284_1474247570"/></text:h>
      <text:p text:style-name="P25">Read one character from device D1. If V1 is a string variable, one character is read, otherwise one digit of a number. The following devices are supported:</text:p>
      <text:p text:style-name="P25">D1=0:<text:tab/><text:tab/>Read from keyboard, wait until a key is ready</text:p>
      <text:p text:style-name="P25">D1=1:<text:tab/><text:tab/>Read from keyboars, return with empty string if no character available</text:p>
      <text:p text:style-name="P25">D1=2:<text:tab/><text:tab/>Not implemented in Emulator</text:p>
      <text:p text:style-name="P25">D1=3:<text:tab/><text:tab/>Read from keyboard and display immediately on Graphics Display</text:p>
      <text:p text:style-name="P25">D1&gt;=4:<text:tab/>Read from a open disk file</text:p>
      <text:h text:style-name="P67" text:outline-level="2"><text:bookmark-start text:name="__RefHeading___Toc1286_1474247570"/>INPUT [#D1] V1 [,V2…]<text:bookmark-end text:name="__RefHeading___Toc1286_1474247570"/></text:h>
      <text:p text:style-name="P25">Read from device D1 (see GET for details). Reads one full string or one number)</text:p>
      <text:h text:style-name="P67" text:outline-level="2"><text:bookmark-start text:name="__RefHeading___Toc1288_1474247570"/>LOAD S1[.D1] [,D2}<text:bookmark-end text:name="__RefHeading___Toc1288_1474247570"/></text:h>
      <text:p text:style-name="P25">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6">Import a basic program from a text file which has previously been opened with OPEN D1</text:p>
      <text:h text:style-name="Heading_20_2" text:outline-level="2"><text:bookmark-start text:name="__RefHeading___Toc1292_1474247570"/><text:soft-page-break/>MOVE <text:span text:style-name="T21">N1,N2</text:span><text:bookmark-end text:name="__RefHeading___Toc1292_1474247570"/></text:h>
      <text:p text:style-name="P26">Move graphic cursor to n1,n2</text:p>
      <text:h text:style-name="Heading_20_2" text:outline-level="2"><text:bookmark-start text:name="__RefHeading___Toc1294_1474247570"/>OPEN <text:span text:style-name="T21">D1,S1[.D2][,D3,[D4]]</text:span><text:bookmark-end text:name="__RefHeading___Toc1294_1474247570"/></text:h>
      <text:p text:style-name="P26">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6">Plot a dot on the graphics display at N1,N2. D1=0 in white, D1=1 in black, D1=2 inverted.</text:p>
      <text:h text:style-name="P68" text:outline-level="2"><text:bookmark-start text:name="__RefHeading___Toc1298_1474247570"/>PLOT NEW<text:bookmark-end text:name="__RefHeading___Toc1298_1474247570"/></text:h>
      <text:p text:style-name="P26">Initialize graphics display, Switch alphanumeric display buffer to 16 lines</text:p>
      <text:h text:style-name="P68" text:outline-level="2"><text:bookmark-start text:name="__RefHeading___Toc1300_1474247570"/>PLOT CLR<text:bookmark-end text:name="__RefHeading___Toc1300_1474247570"/></text:h>
      <text:p text:style-name="P26">Clear graphics display</text:p>
      <text:h text:style-name="Heading_20_2" text:outline-level="2"><text:bookmark-start text:name="__RefHeading___Toc1302_1474247570"/>PLOT STOP<text:bookmark-end text:name="__RefHeading___Toc1302_1474247570"/></text:h>
      <text:p text:style-name="P26">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6">Go back to graphics display after a PLOT STOP</text:p>
      <text:h text:style-name="Heading_20_2" text:outline-level="2"><text:bookmark-start text:name="__RefHeading___Toc1306_1474247570"/>PLOT END<text:bookmark-end text:name="__RefHeading___Toc1306_1474247570"/></text:h>
      <text:p text:style-name="P26">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7">Basic print statement. Devices are:</text:p>
      <text:p text:style-name="P27">D1=0:<text:tab/><text:tab/>Standard display</text:p>
      <text:p text:style-name="P27">D1=1:<text:tab/><text:tab/>Not implemented in emulator</text:p>
      <text:p text:style-name="P27">D1=2:<text:tab/><text:tab/>Not implemented in emulator</text:p>
      <text:p text:style-name="P27">D1=3:<text:tab/><text:tab/>Graphics display at current position of graphic cursor</text:p>
      <text:p text:style-name="P27">D1&gt;=4:<text:tab/>Open sequential file</text:p>
      <text:h text:style-name="Heading_20_2" text:outline-level="2"><text:bookmark-start text:name="__RefHeading___Toc1310_1474247570"/><text:soft-page-break/>STORE <text:span text:style-name="T22">S1[.D1] [,D2]</text:span><text:bookmark-end text:name="__RefHeading___Toc1310_1474247570"/></text:h>
      <text:p text:style-name="P27">Store Basic program on drive D2.</text:p>
      <text:h text:style-name="Heading_20_2" text:outline-level="2"><text:bookmark-start text:name="__RefHeading___Toc1312_1474247570"/>SYS <text:span text:style-name="T22">N1</text:span><text:bookmark-end text:name="__RefHeading___Toc1312_1474247570"/></text:h>
      <text:p text:style-name="P27">Execute 6502 code at N1</text:p>
      <text:h text:style-name="Heading_20_2" text:outline-level="2"><text:bookmark-start text:name="__RefHeading___Toc1314_1474247570"/>WAIT <text:span text:style-name="T22">N1</text:span><text:bookmark-end text:name="__RefHeading___Toc1314_1474247570"/></text:h>
      <text:p text:style-name="P27">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20">7</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Heading_20_1" text:outline-level="1"><text:bookmark-start text:name="__RefHeading___Toc808_1282248675"/><text:span text:style-name="T20">8.</text:span> File Types<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soft-page-break/><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0">9</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oft-page-break/><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oft-page-break/><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0</text:span>. R65 Control keys<text:bookmark-end text:name="__RefHeading___Toc113_1190721295"/></text:h>
      <text:p text:style-name="P28"/>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DELETE CHAR<text:tab/><text:tab/><text:tab/>DELCHR<text:tab/>E3 <text:s/>Y <text:s/>19</text:p>
      <text:p text:style-name="Text_20_body"><text:s/>CLEAR LINE<text:tab/><text:tab/><text:tab/>CLRLIN<text:tab/>E2 <text:s/>E <text:s/>17</text:p>
      <text:p text:style-name="Text_20_body"><text:soft-page-break/><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46" text:outline-level="1"><text:bookmark-start text:name="__RefHeading___Toc1159_1077742712"/><text:soft-page-break/><text:span text:style-name="T18">11</text:span>. “<text:span text:style-name="T15">Burning” new PROMS/EPROMS</text:span><text:bookmark-end text:name="__RefHeading___Toc1159_1077742712"/></text:h>
      <text:p text:style-name="P29"/>
      <text:p text:style-name="P19">The System software on the original system was burned in EPROMS and used the KIM-1 ROM. The corresponding Assembler source files are:</text:p>
      <text:list xml:id="list1740825361583074364" text:style-name="L2">
        <text:list-item>
          <text:p text:style-name="P41">KIM1.asm</text:p>
        </text:list-item>
        <text:list-item>
          <text:p text:style-name="P41">CRT.asm</text:p>
        </text:list-item>
        <text:list-item>
          <text:p text:style-name="P41">DISK.asm</text:p>
        </text:list-item>
        <text:list-item>
          <text:p text:style-name="P41">IOCONTROL.asm</text:p>
        </text:list-item>
        <text:list-item>
          <text:p text:style-name="P41">MONITOR.asm</text:p>
        </text:list-item>
        <text:list-item>
          <text:p text:style-name="P41">EXDOS.asm</text:p>
        </text:list-item>
      </text:list>
      <text:p text:style-name="P19">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47" text:outline-level="1"><text:bookmark-start text:name="__RefHeading___Toc1161_1077742712"/><text:span text:style-name="T17">12</text:span>. <text:span text:style-name="T17">The usual disclamer</text:span><text:bookmark-end text:name="__RefHeading___Toc1161_1077742712"/></text:h>
      <text:p text:style-name="P21">The contributions in this repository are distributed in the hope that they will be useful, but WITHOUT ANY WARRANTY; without even the implied warranty of MERCHANTABILITY or FITNESS FOR A PARTICULAR PURPOSE. </text:p>
      <text:p text:style-name="P20">Please report any problems <text:span text:style-name="T17">or suggestions for improvements </text:span>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3T06:16:52.272581168</dc:date>
    <meta:editing-duration>PT1H4M4S</meta:editing-duration>
    <meta:editing-cycles>28</meta:editing-cycles>
    <meta:generator>LibreOffice/5.2.7.2$Linux_ARM_EABI LibreOffice_project/20m0$Build-2</meta:generator>
    <meta:document-statistic meta:table-count="0" meta:image-count="0" meta:object-count="0" meta:page-count="19" meta:paragraph-count="453" meta:word-count="3845" meta:character-count="22504" meta:non-whitespace-character-count="18778"/>
  </office:meta>
</office:document-meta>
</file>